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false" draw:auto-grow-width="false" fo:min-height="13.15cm" fo:min-width="0cm"/>
    </style:style>
    <style:style style:name="gr3" style:family="graphic">
      <style:graphic-properties style:protect="size"/>
    </style:style>
    <style:style style:name="pr1" style:family="presentation" style:parent-style-name="Default-notes">
      <style:graphic-properties draw:fill-color="#ffffff" fo:min-height="13.364cm"/>
    </style:style>
    <style:style style:name="P1" style:family="paragraph">
      <style:text-properties fo:font-size="22pt" style:font-size-asian="22pt" style:font-size-complex="22pt"/>
    </style:style>
    <style:style style:name="T1"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4.714cm" svg:height="1.119cm" svg:x="12.024cm" svg:y="0.2cm">
          <draw:text-box>
            <text:p text:style-name="P1"><text:span text:style-name="T1">Conclusions</text:span></text:p>
          </draw:text-box>
        </draw:frame>
        <draw:frame draw:style-name="gr2" draw:layer="layout" svg:width="24.732cm" svg:height="13.4cm" svg:x="2.397cm" svg:y="1.851cm">
          <draw:text-box>
            <text:list text:style-name="L1">
              <text:list-item>
                <text:p>We successfully parallelized the existing serial code with MPI.</text:p>
              </text:list-item>
              <text:list-item>
                <text:p>Using our code we ran several simulations with different grid sizes on a varying number of CPU cores. Both the hard and the weak scaling plots show a clear performance improvement when run of multiple cores.</text:p>
              </text:list-item>
              <text:list-item>
                <text:p>For the hard scaling the simulation time is linearly decreasing with the number of CPUs up to 10 tasks. Our timing analysis shows that after that writing outputs to the hard drive is the main bottleneck and causes deviation from the linear scaling until we hit a plateau at about 36 cores. <text:s/></text:p>
              </text:list-item>
            </text:list>
          </draw:text-box>
        </draw:frame>
        <presentation:notes draw:style-name="dp2">
          <draw:page-thumbnail draw:style-name="gr3"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AR PL UMing HK'"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08T17:31:31.580848857</meta:creation-date>
    <dc:date>2015-06-12T16:48:59</dc:date>
    <meta:editing-duration>PT46M37S</meta:editing-duration>
    <meta:editing-cycles>8</meta:editing-cycles>
    <meta:generator>LibreOffice/4.0.4.2$Linux_X86_64 LibreOffice_project/400m0$Build-2</meta:generator>
    <meta:document-statistic meta:object-count="25"/>
  </office:meta>
</office:document-meta>
</file>